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D000001976BAA34BCB09D5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70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37cm" svg:x="1.4cm" svg:y="0.82cm" presentation:class="title" presentation:user-transformed="true">
          <draw:text-box>
            <text:p text:style-name="P1">Architecture:</text:p>
          </draw:text-box>
        </draw:frame>
        <draw:frame draw:style-name="gr1" draw:text-style-name="P2" draw:layer="layout" svg:width="21.581cm" svg:height="16.231cm" svg:x="3.171cm" svg:y="3.643cm">
          <draw:image xlink:href="Pictures/100002010000021D000001976BAA34BCB09D5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10:58:38.249392331</meta:creation-date>
    <dc:date>2017-07-02T11:03:15.218017236</dc:date>
    <meta:editing-duration>PT4M3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